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Unit1</text:p>
      <text:p text:style-name="P1">A</text:p>
      <text:p text:style-name="P1">Ex. 2 </text:p>
      <text:p text:style-name="P1">a. lives</text:p>
      <text:p text:style-name="P1">b. gets up</text:p>
      <text:p text:style-name="P1">c. drives</text:p>
      <text:p text:style-name="P1">d. works</text:p>
      <text:p text:style-name="P1">e. wears</text:p>
      <text:p text:style-name="P1">f.is working</text:p>
      <text:p text:style-name="P1">g.makes</text:p>
      <text:p text:style-name="P1">h.leaves</text:p>
      <text:p text:style-name="P1">i.drives</text:p>
      <text:p text:style-name="P1">j.reads</text:p>
      <text:p text:style-name="P1">k.are reading</text:p>
      <text:p text:style-name="P1">l.is watching</text:p>
      <text:p text:style-name="P1">m.goes</text:p>
      <text:p text:style-name="P1">n. is dreaming</text:p>
      <text:p text:style-name="P1">Ex.3</text:p>
      <text:p text:style-name="P1">b.runs, bowls, goes — explanation 3</text:p>
      <text:p text:style-name="P1">c.we are just leaving — explanation 6</text:p>
      <text:p text:style-name="P1">d.you`re always telling — explanation 8</text:p>
      <text:p text:style-name="P1">e.is getting warmer — explanation 7</text:p>
      <text:p text:style-name="P1">f.leaves, gives, tells — explanation 3</text:p>
      <text:p text:style-name="P1">B</text:p>
      <text:p text:style-name="P1">Ex.2</text:p>
      <text:p text:style-name="P1">b. when does he get up every morning?</text:p>
      <text:p text:style-name="P1">c.how does he get to work?</text:p>
      <text:p text:style-name="P1">d.what is he working at the moment?</text:p>
      <text:p text:style-name="P1">e.why he is using wood for this sculpture?</text:p>
      <text:p text:style-name="P1">f.what does he wear at work?</text:p>
      <text:p text:style-name="P1">g.where does he supper?</text:p>
      <text:p text:style-name="P1">h.what book are they reading?</text:p>
      <text:p text:style-name="P1">i.with who does he watch television?</text:p>
      <text:p text:style-name="P1">j.what is he dreaming about at this moment</text:p>
      <text:p text:style-name="P1">Ex.3</text:p>
      <text:p text:style-name="P1">b. t</text:p>
      <text:p text:style-name="P1">c. f- he does not.he drives to work</text:p>
      <text:p text:style-name="P1">d.f- he does not. He wears old clothes</text:p>
      <text:p text:style-name="P1">e.t</text:p>
      <text:p text:style-name="P1">f.f- he is not. He is working in big room</text:p>
      <text:p text:style-name="P1">g.f- he does not. He has dinner with his family</text:p>
      <text:p text:style-name="P1">h.f- he is not. He is reading Harry Potter</text:p>
      <text:p text:style-name="P1">i.f- they do not. They watch TV</text:p>
      <text:p text:style-name="P1">j.t</text:p>
      <text:p text:style-name="P1">Ex.4</text:p>
      <text:p text:style-name="P1">b. Is swimming good for you. Yes, it is</text:p>
      <text:p text:style-name="P1">c. Are the girls team training this afternoon. No, they are not</text:p>
      <text:p text:style-name="P1">d. Is tennis tournament in july? Yes it is</text:p>
      <text:p text:style-name="P1">e. Are the sports coaches working in summer? No, they aren`t</text:p>
      <text:p text:style-name="P1">f.Do sportsmen and sportswomen need lots of sleep. Yes, they do</text:p>
      <text:p text:style-name="P1">g.Is rowing a boat good exercise? Yes it is</text:p>
      <text:p text:style-name="P1">h.Do people need lots of protein? No, they don`t</text:p>
      <text:p text:style-name="P1">i.Is Paul changing his shoes at the moment? Yes, he is</text:p>
      <text:p text:style-name="P1">j.Does Jenny need new trainers?Yes, she does</text:p>
      <text:p text:style-name="P1">k.Is the gym opening on Sunday? Yes, it is</text:p>
      <text:p text:style-name="P1">l. Is Jenny running round the track now? No, she isn`t</text:p>
      <text:p text:style-name="P1">m.Does Olive want sauna after the race? Yes, she does</text:p>
      <text:p text:style-name="P1">n. Does the team compete in this tournament. Yes, it does</text:p>
      <text:p text:style-name="P1">C.</text:p>
      <text:p text:style-name="P1">Ex.1</text:p>
      <text:p text:style-name="P1">a. will being</text:p>
      <text:p text:style-name="P1">b. she is revising</text:p>
      <text:p text:style-name="P1">c.Kim doesn“t study(non-action) </text:p>
      <text:p text:style-name="P1">d. is sitting</text:p>
      <text:p text:style-name="P1">e. reading</text:p>
      <text:p text:style-name="P1">f.are singing</text:p>
      <text:p text:style-name="P1">g. doesn`t usually sit</text:p>
      <text:p text:style-name="P1">h. takes</text:p>
      <text:p text:style-name="P1">i. study(non-action)</text:p>
      <text:p text:style-name="P1">j. is having</text:p>
      <text:p text:style-name="P1">k. is visiting</text:p>
      <text:p text:style-name="P1">l. is taking</text:p>
      <text:p text:style-name="P1">m.is talking</text:p>
      <text:p text:style-name="P1">n. is getting</text:p>
      <text:p text:style-name="P1">Ex.2</text:p>
      <text:p text:style-name="P1">b. is attending</text:p>
      <text:p text:style-name="P1">c.works</text:p>
      <text:p text:style-name="P1">d. go</text:p>
      <text:p text:style-name="P1">e.discuss</text:p>
      <text:p text:style-name="P1">f.belives, is getting</text:p>
      <text:p text:style-name="P1">g. is living here, he is traveling</text:p>
      <text:p text:style-name="P1">h. go</text:p>
      <text:p text:style-name="P1">i. is staying</text:p>
      <text:p text:style-name="P1">j. is having</text:p>
      <text:p text:style-name="P1">k. do not answer, do not give</text:p>
      <text:p text:style-name="P1">Ex.3</text:p>
      <text:p text:style-name="P1">When does he at work?</text:p>
      <text:p text:style-name="P1">What is he duscussing in Warsaw?</text:p>
      <text:p text:style-name="P1">Does he delive that global warming is a problem?</text:p>
      <text:p text:style-name="P1">Why does he think global warming a problem?</text:p>
      <text:p text:style-name="P1">Is he travel a lot?</text:p>
      <text:p text:style-name="P1">How does he travel?</text:p>
      <text:p text:style-name="P1">Where is he staying in Warsaw?</text:p>
      <text:p text:style-name="P1">Is he having a god time?</text:p>
      <text:p text:style-name="P1">Ex.4</text:p>
      <text:p text:style-name="P1">b. takes</text:p>
      <text:p text:style-name="P1">c. does not drive</text:p>
      <text:p text:style-name="P1">d. likes</text:p>
      <text:p text:style-name="P1">e. travels</text:p>
      <text:p text:style-name="P1">f.visits</text:p>
      <text:p text:style-name="P1">g Is going</text:p>
      <text:p text:style-name="P1">h. He speaks</text:p>
      <text:p text:style-name="P1">I. Like</text:p>
      <text:p text:style-name="P1">J. Leaves</text:p>
      <text:p text:style-name="P1">K. realise</text:p>
      <text:p text:style-name="P1">L.seems</text:p>
      <text:p text:style-name="P1">M. Are getting</text:p>
      <text:p text:style-name="P1">N.is not</text:p>
      <text:p text:style-name="P1">O. </text:p>
      <text:p text:style-name="P1">P.like</text:p>
      <text:p text:style-name="P1">Q.are growing</text:p>
      <text:p text:style-name="P1">R.</text:p>
      <text:p text:style-name="P1">S.feel</text:p>
      <text:p text:style-name="P1">T.</text:p>
      <text:p text:style-name="P1">U.</text:p>
      <text:p text:style-name="P1">v.leav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